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15cm"/>
    </style:style>
    <style:style style:name="co3" style:family="table-column">
      <style:table-column-properties fo:break-before="auto" style:column-width="5.082cm"/>
    </style:style>
    <style:style style:name="co4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3.718cm"/>
    </style:style>
    <style:style style:name="co6" style:family="table-column">
      <style:table-column-properties fo:break-before="auto" style:column-width="10.433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14.018cm"/>
    </style:style>
    <style:style style:name="co9" style:family="table-column">
      <style:table-column-properties fo:break-before="auto" style:column-width="10.077cm"/>
    </style:style>
    <style:style style:name="co10" style:family="table-column">
      <style:table-column-properties fo:break-before="auto" style:column-width="1.669cm"/>
    </style:style>
    <style:style style:name="co11" style:family="table-column">
      <style:table-column-properties fo:break-before="auto" style:column-width="2.8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Package/footprint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pacitor</text:p>
          </table:table-cell>
          <table:table-cell office:value-type="float" office:value="3">
            <text:p>3</text:p>
          </table:table-cell>
          <table:table-cell office:value-type="string">
            <text:p>10uF</text:p>
          </table:table-cell>
          <table:table-cell office:value-type="float" office:value="1206">
            <text:p>1206</text:p>
          </table:table-cell>
          <table:table-cell office:value-type="string">
            <text:p>C6,C5,C1</text:p>
          </table:table-cell>
          <table:table-cell office:value-type="string">
            <text:p>C_1206_3216Metric_Pad1.42x1.75mm_HandSold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1000 ohm</text:p>
          </table:table-cell>
          <table:table-cell office:value-type="float" office:value="1206">
            <text:p>1206</text:p>
          </table:table-cell>
          <table:table-cell office:value-type="string">
            <text:p>R26,R25,R24,R23</text:p>
          </table:table-cell>
          <table:table-cell office:value-type="string">
            <text:p>R_1206_3216Metric_Pad1.42x1.75mm_HandSold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pacitor</text:p>
          </table:table-cell>
          <table:table-cell office:value-type="float" office:value="1">
            <text:p>1</text:p>
          </table:table-cell>
          <table:table-cell office:value-type="string">
            <text:p>100nF</text:p>
          </table:table-cell>
          <table:table-cell office:value-type="float" office:value="1206">
            <text:p>1206</text:p>
          </table:table-cell>
          <table:table-cell office:value-type="string">
            <text:p>C4</text:p>
          </table:table-cell>
          <table:table-cell office:value-type="string">
            <text:p>C_1206_3216Metric_Pad1.42x1.75mm_HandSold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ptocoupler </text:p>
          </table:table-cell>
          <table:table-cell office:value-type="float" office:value="15">
            <text:p>15</text:p>
          </table:table-cell>
          <table:table-cell office:value-type="string">
            <text:p>SFH6206-3T</text:p>
          </table:table-cell>
          <table:table-cell office:value-type="string">
            <text:p>SMDIP-4</text:p>
          </table:table-cell>
          <table:table-cell office:value-type="string">
            <text:p>U16,U14,U13,U12,U11,U10,U9,U8,U7,U6,U5,U4,U3,U2,U1</text:p>
          </table:table-cell>
          <table:table-cell office:value-type="string">
            <text:p>SMDIP-4_W9.53mm_Clearance8mm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0 ohm (jumper)</text:p>
          </table:table-cell>
          <table:table-cell office:value-type="float" office:value="1206">
            <text:p>1206</text:p>
          </table:table-cell>
          <table:table-cell office:value-type="string">
            <text:p>R22,R20,R19,R18,R17,R16</text:p>
          </table:table-cell>
          <table:table-cell office:value-type="string">
            <text:p>R_1206_3216Metric_Pad1.42x1.75mm_HandSolde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office:value-type="string">
            <text:p>LED </text:p>
          </table:table-cell>
          <table:table-cell office:value-type="float" office:value="1206">
            <text:p>1206</text:p>
          </table:table-cell>
          <table:table-cell office:value-type="string">
            <text:p>D1</text:p>
          </table:table-cell>
          <table:table-cell office:value-type="string">
            <text:p>LED_1206_3216Metric_Pad1.42x1.75mm_HandSolde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gnal diode</text:p>
          </table:table-cell>
          <table:table-cell office:value-type="float" office:value="3">
            <text:p>3</text:p>
          </table:table-cell>
          <table:table-cell office:value-type="string">
            <text:p>DIODE</text:p>
          </table:table-cell>
          <table:table-cell office:value-type="string">
            <text:p>SMA D or 1206</text:p>
          </table:table-cell>
          <table:table-cell office:value-type="string">
            <text:p>S1JA-13-F3,S1JA-13-F2,S1JA-13-F1</text:p>
          </table:table-cell>
          <table:table-cell office:value-type="string">
            <text:p>D_SMA_Handsoldering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esistor</text:p>
          </table:table-cell>
          <table:table-cell office:value-type="float" office:value="16">
            <text:p>16</text:p>
          </table:table-cell>
          <table:table-cell office:value-type="float" office:value="220">
            <text:p>220</text:p>
          </table:table-cell>
          <table:table-cell office:value-type="float" office:value="1206">
            <text:p>1206</text:p>
          </table:table-cell>
          <table:table-cell office:value-type="string">
            <text:p>R21,R12,R15,R14,R13,R11,R10,R9,R8,R7,R6,R5,R4,R3,R2,R1</text:p>
          </table:table-cell>
          <table:table-cell office:value-type="string">
            <text:p>R_1206_3216Metric_Pad1.42x1.75mm_HandSold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luggable connector female</text:p>
          </table:table-cell>
          <table:table-cell office:value-type="float" office:value="1">
            <text:p>1</text:p>
          </table:table-cell>
          <table:table-cell office:value-type="string">
            <text:p>Conn_01x04</text:p>
          </table:table-cell>
          <table:table-cell office:value-type="string">
            <text:p>MCV 1,5 4-G-3.5</text:p>
          </table:table-cell>
          <table:table-cell office:value-type="string">
            <text:p>SPINDLE1</text:p>
          </table:table-cell>
          <table:table-cell office:value-type="string">
            <text:p>PhoenixContact_MCV_1,5_4-G-3.5_1x04_P3.50mm_Vertica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luggable connector female</text:p>
          </table:table-cell>
          <table:table-cell office:value-type="float" office:value="4">
            <text:p>4</text:p>
          </table:table-cell>
          <table:table-cell office:value-type="string">
            <text:p>Conn_01x08</text:p>
          </table:table-cell>
          <table:table-cell office:value-type="string">
            <text:p>MCV 1,5 4-G-3.5</text:p>
          </table:table-cell>
          <table:table-cell office:value-type="string">
            <text:p>Z_PLUG_SOCKET1,Y2_PLUG_SOCKET1,Y1_PLUG_SOCKET1,X_PLUG_SOCKET1</text:p>
          </table:table-cell>
          <table:table-cell office:value-type="string">
            <text:p>PhoenixContact_MCV_1,5_8-G-3.5_1x08_P3.50mm_Vertical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luggable connector female</text:p>
          </table:table-cell>
          <table:table-cell office:value-type="float" office:value="2">
            <text:p>2</text:p>
          </table:table-cell>
          <table:table-cell office:value-type="string">
            <text:p>Conn_01x02</text:p>
          </table:table-cell>
          <table:table-cell office:value-type="string">
            <text:p>MCV 1,5 4-G-3.5</text:p>
          </table:table-cell>
          <table:table-cell office:value-type="string">
            <text:p>PROBE1,POWER_IN1</text:p>
          </table:table-cell>
          <table:table-cell office:value-type="string">
            <text:p>PhoenixContact_MCV_1,5_2-G-3.5_1x02_P3.50mm_Vertica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inear fixed voltage regulator 5V</text:p>
          </table:table-cell>
          <table:table-cell office:value-type="float" office:value="1">
            <text:p>1</text:p>
          </table:table-cell>
          <table:table-cell office:value-type="string">
            <text:p>IFX27001TFV50ATMA1CT-ND</text:p>
          </table:table-cell>
          <table:table-cell office:value-type="string">
            <text:p>TO-252-3_TabPin2</text:p>
          </table:table-cell>
          <table:table-cell office:value-type="string">
            <text:p>U15</text:p>
          </table:table-cell>
          <table:table-cell office:value-type="string">
            <text:p>TO-252-3_TabPin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apacitor</text:p>
          </table:table-cell>
          <table:table-cell office:value-type="float" office:value="2">
            <text:p>2</text:p>
          </table:table-cell>
          <table:table-cell office:value-type="string">
            <text:p>100nF (0.1uF)</text:p>
          </table:table-cell>
          <table:table-cell office:value-type="float" office:value="1206">
            <text:p>1206</text:p>
          </table:table-cell>
          <table:table-cell office:value-type="string">
            <text:p>C3,C2</text:p>
          </table:table-cell>
          <table:table-cell office:value-type="string">
            <text:p>C_1206_3216Metric_Pad1.42x1.75mm_HandSolde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emale header</text:p>
          </table:table-cell>
          <table:table-cell office:value-type="float" office:value="1">
            <text:p>1</text:p>
          </table:table-cell>
          <table:table-cell office:value-type="string">
            <text:p>Socket_Strip_Arduino_1x15</text:p>
          </table:table-cell>
          <table:table-cell office:value-type="string">
            <text:p>0.1”</text:p>
          </table:table-cell>
          <table:table-cell office:value-type="string">
            <text:p>P1</text:p>
          </table:table-cell>
          <table:table-cell office:value-type="string">
            <text:p>Socket_Strip_Arduino_1x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emale header</text:p>
          </table:table-cell>
          <table:table-cell office:value-type="float" office:value="1">
            <text:p>1</text:p>
          </table:table-cell>
          <table:table-cell office:value-type="string">
            <text:p>Socket_Strip_Arduino_1x15</text:p>
          </table:table-cell>
          <table:table-cell office:value-type="string">
            <text:p>0.1”</text:p>
          </table:table-cell>
          <table:table-cell office:value-type="string">
            <text:p>P2</text:p>
          </table:table-cell>
          <table:table-cell office:value-type="string">
            <text:p>Socket_Strip_Arduino_1x15</text:p>
          </table:table-cell>
        </table:table-row>
      </table:table>
      <table:table table:name="Sheet1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6,C5,C1</text:p>
          </table:table-cell>
          <table:table-cell office:value-type="string">
            <text:p>C_1206_3216Metric_Pad1.42x1.75mm_HandSolder</text:p>
          </table:table-cell>
          <table:table-cell office:value-type="float" office:value="3">
            <text:p>3</text:p>
          </table:table-cell>
          <table:table-cell office:value-type="string">
            <text:p>10uF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26,R25,R24,R23</text:p>
          </table:table-cell>
          <table:table-cell office:value-type="string">
            <text:p>R_1206_3216Metric_Pad1.42x1.75mm_HandSolder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4</text:p>
          </table:table-cell>
          <table:table-cell office:value-type="string">
            <text:p>C_1206_3216Metric_Pad1.42x1.75mm_HandSolder</text:p>
          </table:table-cell>
          <table:table-cell office:value-type="float" office:value="1">
            <text:p>1</text:p>
          </table:table-cell>
          <table:table-cell office:value-type="string">
            <text:p>100nF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16,U14,U13,U12,U11,U10,U9,U8,U7,U6,U5,U4,U3,U2,U1</text:p>
          </table:table-cell>
          <table:table-cell office:value-type="string">
            <text:p>SMDIP-4_W9.53mm_Clearance8mm</text:p>
          </table:table-cell>
          <table:table-cell office:value-type="float" office:value="15">
            <text:p>15</text:p>
          </table:table-cell>
          <table:table-cell office:value-type="string">
            <text:p>SFH6206-3T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22,R20,R19,R18,R17,R16</text:p>
          </table:table-cell>
          <table:table-cell office:value-type="string">
            <text:p>R_1206_3216Metric_Pad1.42x1.75mm_HandSolder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1</text:p>
          </table:table-cell>
          <table:table-cell office:value-type="string">
            <text:p>LED_1206_3216Metric_Pad1.42x1.75mm_HandSolder</text:p>
          </table:table-cell>
          <table:table-cell office:value-type="float" office:value="1">
            <text:p>1</text:p>
          </table:table-cell>
          <table:table-cell office:value-type="string">
            <text:p>LED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1JA-13-F3,S1JA-13-F2,S1JA-13-F1</text:p>
          </table:table-cell>
          <table:table-cell office:value-type="string">
            <text:p>D_SMA_Handsoldering</text:p>
          </table:table-cell>
          <table:table-cell office:value-type="float" office:value="3">
            <text:p>3</text:p>
          </table:table-cell>
          <table:table-cell office:value-type="string">
            <text:p>DIOD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21,R12,R15,R14,R13,R11,R10,R9,R8,R7,R6,R5,R4,R3,R2,R1</text:p>
          </table:table-cell>
          <table:table-cell office:value-type="string">
            <text:p>R_1206_3216Metric_Pad1.42x1.75mm_HandSolder</text:p>
          </table:table-cell>
          <table:table-cell office:value-type="float" office:value="16">
            <text:p>16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PINDLE1</text:p>
          </table:table-cell>
          <table:table-cell office:value-type="string">
            <text:p>PhoenixContact_MCV_1,5_4-G-3.5_1x04_P3.50mm_Vertical</text:p>
          </table:table-cell>
          <table:table-cell office:value-type="float" office:value="1">
            <text:p>1</text:p>
          </table:table-cell>
          <table:table-cell office:value-type="string">
            <text:p>Conn_01x0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_PLUG_SOCKET1,Y2_PLUG_SOCKET1,Y1_PLUG_SOCKET1,X_PLUG_SOCKET1</text:p>
          </table:table-cell>
          <table:table-cell office:value-type="string">
            <text:p>PhoenixContact_MCV_1,5_8-G-3.5_1x08_P3.50mm_Vertical</text:p>
          </table:table-cell>
          <table:table-cell office:value-type="float" office:value="4">
            <text:p>4</text:p>
          </table:table-cell>
          <table:table-cell office:value-type="string">
            <text:p>Conn_01x0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ROBE1,POWER_IN1</text:p>
          </table:table-cell>
          <table:table-cell office:value-type="string">
            <text:p>PhoenixContact_MCV_1,5_2-G-3.5_1x02_P3.50mm_Vertical</text:p>
          </table:table-cell>
          <table:table-cell office:value-type="float" office:value="2">
            <text:p>2</text:p>
          </table:table-cell>
          <table:table-cell office:value-type="string">
            <text:p>Conn_01x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H4,MH3,MH2,MH1</text:p>
          </table:table-cell>
          <table:table-cell office:value-type="string">
            <text:p>MountingHole_4.5mm_Pad</text:p>
          </table:table-cell>
          <table:table-cell office:value-type="float" office:value="4">
            <text:p>4</text:p>
          </table:table-cell>
          <table:table-cell office:value-type="string">
            <text:p>MountingHole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15</text:p>
          </table:table-cell>
          <table:table-cell office:value-type="string">
            <text:p>TO-252-3_TabPin2</text:p>
          </table:table-cell>
          <table:table-cell office:value-type="float" office:value="1">
            <text:p>1</text:p>
          </table:table-cell>
          <table:table-cell office:value-type="string">
            <text:p>IFX27001TFV50ATMA1CT-ND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3,C2</text:p>
          </table:table-cell>
          <table:table-cell office:value-type="string">
            <text:p>C_1206_3216Metric_Pad1.42x1.75mm_HandSolder</text:p>
          </table:table-cell>
          <table:table-cell office:value-type="float" office:value="2">
            <text:p>2</text:p>
          </table:table-cell>
          <table:table-cell office:value-type="string">
            <text:p>100nF (0.1uF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1</text:p>
          </table:table-cell>
          <table:table-cell office:value-type="string">
            <text:p>Socket_Strip_Arduino_1x15</text:p>
          </table:table-cell>
          <table:table-cell office:value-type="float" office:value="1">
            <text:p>1</text:p>
          </table:table-cell>
          <table:table-cell office:value-type="string">
            <text:p>Digital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2</text:p>
          </table:table-cell>
          <table:table-cell office:value-type="string">
            <text:p>Socket_Strip_Arduino_1x15</text:p>
          </table:table-cell>
          <table:table-cell office:value-type="float" office:value="1">
            <text:p>1</text:p>
          </table:table-cell>
          <table:table-cell office:value-type="string">
            <text:p>Analog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3,P4,P5,P6</text:p>
          </table:table-cell>
          <table:table-cell office:value-type="string">
            <text:p>1pin_Nano</text:p>
          </table:table-cell>
          <table:table-cell office:value-type="float" office:value="4">
            <text:p>4</text:p>
          </table:table-cell>
          <table:table-cell office:value-type="string">
            <text:p>CONN_01X0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9/10/2018</text:date>, <text:time>13:2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9T13:24:29.29</dc:date>
    <dc:creator>Jakob Nilsson</dc:creator>
    <meta:document-statistic meta:table-count="2" meta:cell-count="203" meta:object-count="0"/>
    <meta:generator>OpenOffice/4.1.3$Win32 OpenOffice.org_project/413m1$Build-9783</meta:generator>
  </office:meta>
</office:document-meta>
</file>